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rsid="000d6997" officeooo:paragraph-rsid="0010023a"/>
    </style:style>
    <style:style style:name="P6" style:family="paragraph" style:parent-style-name="Table_20_Contents">
      <style:text-properties officeooo:paragraph-rsid="000edc9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.009cm" fo:text-indent="0cm" style:auto-text-indent="false"/>
      <style:text-properties officeooo:rsid="0009e3e3" officeooo:paragraph-rsid="0009e3e3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07855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bb74a"/>
    </style:style>
    <style:style style:name="T5" style:family="text">
      <style:text-properties officeooo:rsid="000edc9e"/>
    </style:style>
    <style:style style:name="T6" style:family="text">
      <style:text-properties officeooo:rsid="00093f40"/>
    </style:style>
    <style:style style:name="T7" style:family="text">
      <style:text-properties fo:font-weight="normal" officeooo:rsid="000edc9e" style:font-weight-asian="normal" style:font-weight-complex="normal"/>
    </style:style>
    <style:style style:name="T8" style:family="text">
      <style:text-properties fo:font-weight="normal" officeooo:rsid="000ee47a" style:font-weight-asian="normal" style:font-weight-complex="normal"/>
    </style:style>
    <style:style style:name="T9" style:family="text">
      <style:text-properties officeooo:rsid="000ee47a"/>
    </style:style>
    <style:style style:name="T10" style:family="text">
      <style:text-properties fo:font-weight="bold" officeooo:rsid="000ee47a" style:font-weight-asian="bold" style:font-weight-complex="bold"/>
    </style:style>
    <style:style style:name="T11" style:family="text">
      <style:text-properties officeooo:rsid="0010023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5">Modifica</text:span> <text:span text:style-name="T1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6">L'utente accede al sistema e viene riconosciuto come </text:span><text:span text:style-name="T7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9">il menu in vigore(</text:span><text:span text:style-name="T10">include Visualizza Menu</text:span><text:span text:style-name="T8">)</text:span></text:p>
            <text:p text:style-name="P4">3.L'utente seleziona la funzionalità di <text:span text:style-name="T11">modifica</text:span> menu</text:p>
            <text:p text:style-name="P4"><text:s text:c="12"/>4.Il sistema mostra il form per <text:span text:style-name="T11">la modifica</text:span> del <text:s/>menu</text:p>
            <text:p text:style-name="P4">5.L'utente <text:span text:style-name="T11">modifica</text:span> <text:s/>i <text:span text:style-name="T11">campi voluti del menu</text:span> </text:p>
            <text:p text:style-name="P5">6.L'utente sottomette il <text:s/>menu <text:span text:style-name="T11">modificato</text:span></text:p>
            <text:p text:style-name="P8"><text:span text:style-name="T1"><text:s text:c="12"/>7</text:span>. <text:span text:style-name="T4">il sistema verifica e </text:span><text:span text:style-name="T11">memorizza il menu modificato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4">l'utente visualizza il <text:s/>menù </text:span><text:span text:style-name="T11">modificato</text:span>.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682747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  <text:p text:style-name="P11"><text:span text:style-name="T5">Modifica</text:span> <text:span text:style-name="T1">Men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19</meta:editing-cycles>
    <meta:generator>LibreOffice/3.6$Windows_x86 LibreOffice_project/da8c1e6-fd468f4-454e206-f42a4a9-143cfd</meta:generator>
    <dc:date>2012-10-22T20:54:01.88</dc:date>
    <meta:document-statistic meta:table-count="1" meta:image-count="0" meta:object-count="0" meta:page-count="1" meta:paragraph-count="23" meta:word-count="116" meta:character-count="807" meta:non-whitespace-character-count="671"/>
  </office:meta>
</office:document-meta>
</file>